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30" calcext:value-type="float">
            <text:p>30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4" calcext:value-type="float">
            <text:p>44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35.5" calcext:value-type="float">
            <text:p>35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26" calcext:value-type="float">
            <text:p>26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9:44:35.5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1T19:45:04.474000000</dc:date>
    <meta:editing-cycles>54</meta:editing-cycles>
    <meta:editing-duration>PT4H5M10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